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akula" svg:font-family="Nakula" style:font-pitch="variable"/>
    <style:font-face style:name="URW Bookman" svg:font-family="'URW Bookman'" style:font-adornments="Light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Ubuntu2" fo:font-size="12pt" fo:font-weight="normal" officeooo:rsid="0032a7ee" officeooo:paragraph-rsid="0032a7ee" style:font-size-asian="10.5pt" style:font-weight-asian="normal" style:font-size-complex="12pt" style:font-weight-complex="normal"/>
    </style:style>
    <style:style style:name="P2" style:family="paragraph" style:parent-style-name="Text_20_body">
      <style:paragraph-properties fo:line-height="150%"/>
      <style:text-properties style:font-name="Ubuntu2" fo:font-size="12pt" style:font-size-asian="12pt" style:font-size-complex="12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Ubuntu2" fo:font-size="12pt" style:font-size-asian="12pt" style:font-size-complex="12pt"/>
    </style:style>
    <style:style style:name="P4" style:family="paragraph" style:parent-style-name="Text_20_body">
      <style:paragraph-properties fo:line-height="150%"/>
      <style:text-properties style:font-name="Ubuntu2" fo:font-size="12pt" officeooo:paragraph-rsid="006306e5" style:font-size-asian="12pt" style:font-size-complex="12pt"/>
    </style:style>
    <style:style style:name="P5" style:family="paragraph" style:parent-style-name="Text_20_body">
      <style:paragraph-properties fo:line-height="150%" fo:text-align="start" style:justify-single-word="false"/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Open Sans Light" fo:font-weight="bold" style:font-weight-asian="bold" style:font-weight-complex="bold"/>
    </style:style>
    <style:style style:name="P7" style:family="paragraph" style:parent-style-name="User_20_Index_20_Heading">
      <style:paragraph-properties fo:margin-top="0.0398in" fo:margin-bottom="0.0398in" loext:contextual-spacing="false" fo:line-height="115%" fo:text-align="start" style:justify-single-word="false"/>
      <style:text-properties fo:color="#666666" style:font-name="Open Sans Light" fo:font-size="10.5pt" fo:font-style="normal" style:text-underline-style="none" fo:font-weight="bold" officeooo:rsid="001ab001" officeooo:paragraph-rsid="0016694a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Heading">
      <style:paragraph-properties fo:break-before="page"/>
    </style:style>
    <style:style style:name="P9" style:family="paragraph" style:parent-style-name="Main_20_Text">
      <style:text-properties fo:font-weight="bold" style:font-weight-asian="bold" style:font-weight-complex="bold"/>
    </style:style>
    <style:style style:name="P10" style:family="paragraph" style:parent-style-name="Custom_20_Index">
      <style:text-properties officeooo:paragraph-rsid="0074cc3e"/>
    </style:style>
    <style:style style:name="P11" style:family="paragraph" style:parent-style-name="Custom_20_Index">
      <style:text-properties officeooo:paragraph-rsid="0075bcec"/>
    </style:style>
    <style:style style:name="P12" style:family="paragraph" style:parent-style-name="Custom_20_Index">
      <style:text-properties officeooo:rsid="0075bcec" officeooo:paragraph-rsid="0075bcec"/>
    </style:style>
    <style:style style:name="P13" style:family="paragraph" style:parent-style-name="Custom_20_Index">
      <style:text-properties officeooo:paragraph-rsid="0077f70b"/>
    </style:style>
    <style:style style:name="P14" style:family="paragraph" style:parent-style-name="Custom_20_Index">
      <style:text-properties officeooo:paragraph-rsid="0079f262"/>
    </style:style>
    <style:style style:name="P15" style:family="paragraph" style:parent-style-name="Custom_20_Index">
      <style:text-properties officeooo:paragraph-rsid="007b4386"/>
    </style:style>
    <style:style style:name="P16" style:family="paragraph" style:parent-style-name="Custom_20_Index">
      <style:text-properties officeooo:paragraph-rsid="007eaac2"/>
    </style:style>
    <style:style style:name="T1" style:family="text">
      <style:text-properties fo:font-variant="normal" fo:text-transform="none" fo:color="#24292e" style:text-line-through-style="none" style:text-line-through-type="none" style:font-name="Ubuntu2" fo:font-size="12pt" fo:letter-spacing="normal" fo:font-style="normal" style:text-underline-style="none" fo:font-weight="normal" officeooo:rsid="001ec3e4" style:text-blinking="false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4292e" style:text-line-through-style="none" style:text-line-through-type="none" style:font-name="Ubuntu2" fo:font-size="12pt" fo:letter-spacing="normal" fo:font-style="normal" style:text-underline-style="none" fo:font-weight="normal" officeooo:rsid="004ad00e" style:text-blinking="false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24292e" style:font-name="Ubuntu2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24292e" style:font-name="Ubuntu2" fo:font-size="12pt" fo:letter-spacing="normal" fo:font-style="normal" fo:font-weight="normal" officeooo:rsid="000cb75d" style:font-size-asian="12pt" style:font-size-complex="12pt"/>
    </style:style>
    <style:style style:name="T5" style:family="text">
      <style:text-properties fo:font-variant="normal" fo:text-transform="none" fo:color="#24292e" style:font-name="Ubuntu2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24292e" style:font-name="Ubuntu2" fo:font-size="12pt" fo:letter-spacing="normal" fo:font-style="normal" fo:font-weight="normal" officeooo:rsid="000cb75d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4292e" style:font-name="Ubuntu2" fo:font-size="12pt" fo:letter-spacing="normal" fo:font-style="normal" fo:font-weight="normal" officeooo:rsid="000e138e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4292e" style:font-name="Ubuntu2" fo:font-size="12pt" fo:letter-spacing="normal" fo:font-style="normal" fo:font-weight="normal" officeooo:rsid="004ad00e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4292e" style:font-name="Ubuntu2" fo:font-size="12pt" fo:letter-spacing="normal" fo:font-style="normal" fo:font-weight="normal" officeooo:rsid="006306e5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366d6" style:text-line-through-style="none" style:text-line-through-type="none" style:font-name="Ubuntu2" fo:font-size="12pt" fo:letter-spacing="normal" fo:font-style="normal" style:text-underline-style="none" fo:font-weight="normal" style:text-blinking="false" style:font-size-asian="12pt" style:font-size-complex="12pt"/>
    </style:style>
    <style:style style:name="T11" style:family="text">
      <style:text-properties fo:font-variant="normal" fo:text-transform="none" fo:color="#0366d6" style:text-line-through-style="none" style:text-line-through-type="none" style:font-name="Ubuntu2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T12" style:family="text">
      <style:text-properties fo:color="#666666" fo:font-style="normal" style:text-underline-style="none" officeooo:rsid="0011d479" fo:background-color="transparent" loext:char-shading-value="0" style:font-style-asian="normal" style:font-style-complex="normal"/>
    </style:style>
    <style:style style:name="T13" style:family="text">
      <style:text-properties fo:color="#666666" fo:font-style="normal" style:text-underline-style="none" fo:font-weight="bold" officeooo:rsid="0016694a" fo:background-color="transparent" loext:char-shading-value="0" style:font-style-asian="normal" style:font-weight-asian="bold" style:font-style-complex="normal" style:font-weight-complex="bold"/>
    </style:style>
    <style:style style:name="T14" style:family="text">
      <style:text-properties fo:color="#666666" style:font-name="Open Sans Light" fo:font-style="normal" style:text-underline-style="none" fo:font-weight="bold" officeooo:rsid="0016694a" fo:background-color="transparent" loext:char-shading-value="0" style:font-style-asian="normal" style:font-weight-asian="bold" style:font-style-complex="normal" style:font-weight-complex="bold"/>
    </style:style>
    <style:style style:name="T15" style:family="text">
      <style:text-properties fo:color="#666666" style:font-name="Open Sans Light" fo:font-style="normal" style:text-underline-style="none" fo:font-weight="bold" officeooo:rsid="0018afff" fo:background-color="transparent" loext:char-shading-value="0" style:font-style-asian="normal" style:font-weight-asian="bold" style:font-style-complex="normal" style:font-weight-complex="bold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203bd3" style:font-size-asian="12pt" style:font-size-complex="12pt"/>
    </style:style>
    <style:style style:name="T18" style:family="text">
      <style:text-properties fo:font-size="12pt" officeooo:rsid="0021707d" style:font-size-asian="12pt" style:font-size-complex="12pt"/>
    </style:style>
    <style:style style:name="T19" style:family="text">
      <style:text-properties fo:font-size="12pt" officeooo:rsid="0022d9e3" style:font-size-asian="12pt" style:font-size-complex="12pt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21707d" style:font-size-asian="12pt" style:font-weight-asian="normal" style:font-size-complex="12pt" style:font-weight-complex="normal"/>
    </style:style>
    <style:style style:name="T22" style:family="text">
      <style:text-properties officeooo:rsid="001fa14e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1fa14e" style:font-weight-asian="bold" style:font-weight-complex="bold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style:text-underline-style="none" officeooo:rsid="002b084b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officeooo:rsid="00203bd3"/>
    </style:style>
    <style:style style:name="T28" style:family="text">
      <style:text-properties fo:font-size="18pt" fo:font-weight="bold" style:font-size-asian="18pt" style:font-weight-asian="bold" style:font-size-complex="18pt" style:font-weight-complex="bold"/>
    </style:style>
    <style:style style:name="T29" style:family="text">
      <style:text-properties fo:font-size="18pt" fo:font-weight="bold" officeooo:rsid="00334b93" style:font-size-asian="18pt" style:font-weight-asian="bold" style:font-size-complex="18pt" style:font-weight-complex="bold"/>
    </style:style>
    <style:style style:name="T30" style:family="text">
      <style:text-properties fo:font-size="18pt" fo:font-weight="bold" officeooo:rsid="002fd359" style:font-size-asian="18pt" style:font-weight-asian="bold" style:font-size-complex="18pt" style:font-weight-complex="bold"/>
    </style:style>
    <style:style style:name="T3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size="14pt" fo:font-style="italic" fo:font-weight="normal" officeooo:rsid="00353d0f" style:font-size-asian="14pt" style:font-style-asian="italic" style:font-weight-asian="normal" style:font-size-complex="14pt" style:font-style-complex="italic" style:font-weight-complex="normal"/>
    </style:style>
    <style:style style:name="T33" style:family="text">
      <style:text-properties style:font-name="Ubuntu2" fo:font-size="18pt" fo:font-weight="bold" style:font-size-asian="18pt" style:font-weight-asian="bold" style:font-size-complex="18pt" style:font-weight-complex="bold"/>
    </style:style>
    <style:style style:name="T34" style:family="text">
      <style:text-properties style:font-name="Ubuntu2" fo:font-size="18pt" fo:font-weight="bold" officeooo:rsid="002fd359" style:font-size-asian="18pt" style:font-weight-asian="bold" style:font-size-complex="18pt" style:font-weight-complex="bold"/>
    </style:style>
    <style:style style:name="T35" style:family="text">
      <style:text-properties style:font-name="Ubuntu2" fo:font-size="12pt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officeooo:rsid="00142fe1"/>
    </style:style>
    <style:style style:name="T37" style:family="text">
      <style:text-properties officeooo:rsid="001032e9"/>
    </style:style>
    <style:style style:name="T38" style:family="text">
      <style:text-properties officeooo:rsid="001114e8"/>
    </style:style>
    <style:style style:name="T39" style:family="text">
      <style:text-properties style:font-name="Open Sans Light" fo:font-size="10.5pt" style:font-size-asian="10.5pt" style:font-size-complex="10.5pt"/>
    </style:style>
    <style:style style:name="T40" style:family="text">
      <style:text-properties fo:color="#666660" style:font-name="Open Sans Light" fo:font-size="10.5pt" fo:font-weight="bold" style:font-size-asian="10.5pt" style:font-weight-asian="bold" style:font-size-complex="10.5pt" style:font-weight-complex="bold"/>
    </style:style>
    <style:style style:name="T41" style:family="text">
      <style:text-properties fo:color="#666660" style:font-name="Open Sans Light" fo:font-size="10.5pt" fo:font-style="normal" style:text-underline-style="none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42" style:family="text">
      <style:text-properties fo:color="#666660" style:font-name="Open Sans Light" fo:font-size="10.5pt" fo:font-style="normal" style:text-underline-style="none" fo:font-weight="bold" officeooo:rsid="0011d479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43" style:family="text">
      <style:text-properties officeooo:rsid="003a5407"/>
    </style:style>
    <style:style style:name="T44" style:family="text">
      <style:text-properties officeooo:rsid="003a7eec"/>
    </style:style>
    <style:style style:name="T45" style:family="text">
      <style:text-properties officeooo:rsid="003c012b"/>
    </style:style>
    <style:style style:name="T46" style:family="text">
      <style:text-properties fo:color="#000000" fo:font-size="18pt" style:font-size-asian="18pt" style:font-size-complex="18pt"/>
    </style:style>
    <style:style style:name="T47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8" style:family="text">
      <style:text-properties fo:color="#000000" fo:font-size="18pt" fo:font-weight="bold" officeooo:rsid="0032a7ee" style:font-size-asian="18pt" style:font-weight-asian="bold" style:font-size-complex="18pt" style:font-weight-complex="bold"/>
    </style:style>
    <style:style style:name="T49" style:family="text">
      <style:text-properties officeooo:rsid="001032e9" fo:background-color="transparent" loext:char-shading-value="0"/>
    </style:style>
    <style:style style:name="T50" style:family="text">
      <style:text-properties officeooo:rsid="003f61fa"/>
    </style:style>
    <style:style style:name="T51" style:family="text">
      <style:text-properties style:font-weight-asian="bold" style:font-weight-complex="bol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size="17.5pt" fo:font-style="italic" style:font-size-asian="17.5pt" style:font-style-asian="italic" style:font-size-complex="17.5pt" style:font-style-complex="italic"/>
    </style:style>
    <style:style style:name="T54" style:family="text">
      <style:text-properties officeooo:rsid="00661425"/>
    </style:style>
    <style:style style:name="T55" style:family="text">
      <style:text-properties officeooo:rsid="001296d5"/>
    </style:style>
    <style:style style:name="T56" style:family="text">
      <style:text-properties officeooo:rsid="00139856"/>
    </style:style>
    <style:style style:name="T57" style:family="text">
      <style:text-properties officeooo:rsid="0015e1fb"/>
    </style:style>
    <style:style style:name="T58" style:family="text">
      <style:text-properties officeooo:rsid="0014eb35"/>
    </style:style>
    <style:style style:name="T59" style:family="text">
      <style:text-properties officeooo:rsid="0020106a"/>
    </style:style>
    <style:style style:name="T60" style:family="text">
      <style:text-properties officeooo:rsid="00181d56"/>
    </style:style>
    <style:style style:name="T61" style:family="text">
      <style:text-properties officeooo:rsid="0019ddb8"/>
    </style:style>
    <style:style style:name="T62" style:family="text">
      <style:text-properties officeooo:rsid="001a95b9"/>
    </style:style>
    <style:style style:name="T63" style:family="text">
      <style:text-properties officeooo:rsid="001c7d64"/>
    </style:style>
    <style:style style:name="T64" style:family="text">
      <style:text-properties officeooo:rsid="001d755a"/>
    </style:style>
    <style:style style:name="T65" style:family="text">
      <style:text-properties officeooo:rsid="001ddc02"/>
    </style:style>
    <style:style style:name="T66" style:family="text">
      <style:text-properties officeooo:rsid="001fad8c"/>
    </style:style>
    <style:style style:name="T67" style:family="text">
      <style:text-properties officeooo:rsid="0076fd7c"/>
    </style:style>
    <style:style style:name="T68" style:family="text">
      <style:text-properties officeooo:rsid="0077f70b"/>
    </style:style>
    <style:style style:name="T69" style:family="text">
      <style:text-properties officeooo:rsid="0079f262"/>
    </style:style>
    <style:style style:name="T70" style:family="text">
      <style:text-properties officeooo:rsid="007ce5a9"/>
    </style:style>
    <style:style style:name="T71" style:family="text">
      <style:text-properties officeooo:rsid="007eaac2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oşgeldiniz</text:p>
      <text:p text:style-name="Text_20_body"><text:span text:style-name="T4">Bu r</text:span><text:span text:style-name="T6">ehber ile PhpStorm ve diğer Jetbrains IDE'lerinin özellik dolu dünyasında kaybolmayacaksınız. </text:span><text:span text:style-name="T7">PhpStorm’un t</text:span><text:span text:style-name="T6">üm özellikler</text:span><text:span text:style-name="T7">ine </text:span><text:span text:style-name="T6">hakim olacak, onları anlayarak kolaylıkla kullanabileceksiniz. </text:span></text:p>
      <text:p text:style-name="Text_20_body"><text:span text:style-name="T5">Bu </text:span><text:span text:style-name="T8">proje</text:span><text:span text:style-name="T7"> </text:span><text:span text:style-name="T5">Onur Özden tarafından Phpstorm adlı yazılımın kullanıcıları için hazırlanmıştır. </text:span><text:span text:style-name="T7">Bu kullanıcı rehberine</text:span><text:span text:style-name="T8"> </text:span><text:a xlink:type="simple" xlink:href="mailto:info@onurozden.io" text:style-name="Internet_20_link" text:visited-style-name="Visited_20_Internet_20_Link"><text:span text:style-name="T35">info@onurozden.io</text:span></text:a><text:span text:style-name="T1"> </text:span><text:span text:style-name="T2">mail adresine </text:span><text:span text:style-name="T5">mail atarak içeriğe katkıda bulunabilirsiniz. Bu kullanıcı </text:span><text:span text:style-name="T9">rehberi her </text:span><text:span text:style-name="T5">lenecektir. </text:span></text:p>
      <text:p text:style-name="Text_20_body"><text:span text:style-name="T5">Facebook Sayfamız: </text:span><text:a xlink:type="simple" xlink:href="https://www.facebook.com/phpstormrehberi" text:style-name="Internet_20_link" text:visited-style-name="Visited_20_Internet_20_Link"><text:span text:style-name="T11">https://ww</text:span></text:a><text:a xlink:type="simple" xlink:href="https://www.facebook.com/phpstormrehberi" text:style-name="Internet_20_link" text:visited-style-name="Visited_20_Internet_20_Link"><text:span text:style-name="T10">w.facebook.com/phpstormrehberi</text:span></text:a><text:span text:style-name="T3"><text:line-break/>Facebook Grubumuz: </text:span><text:a xlink:type="simple" xlink:href="https://www.facebook.com/groups/phpstormrehberi" text:style-name="Internet_20_link" text:visited-style-name="Visited_20_Internet_20_Link"><text:span text:style-name="T10">https://www.facebook.com/groups/phpstormrehberi</text:span></text:a><text:span text:style-name="T3"><text:line-break/>Github: </text:span><text:a xlink:type="simple" xlink:href="https://github.com/onurozden/phpstorm-kullanici-rehberi" text:style-name="Internet_20_link" text:visited-style-name="Visited_20_Internet_20_Link"><text:span text:style-name="T10">https://github.com/onurozden/phpstorm-kullanici-rehberi</text:span></text:a></text:p>
      <text:p text:style-name="P3"/>
      <text:p text:style-name="P4"/>
      <text:p text:style-name="P2"/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Contents_20_Heading"><text:soft-page-break/><text:span text:style-name="T51"><text:s/><text:tab/></text:span><text:span text:style-name="T26">İçindekiler</text:span></text:p>
      <text:p text:style-name="Custom_20_Index">PhpStorm Nedir?</text:p>
      <text:p text:style-name="Custom_20_Index">PhpStorm’un Avantajları</text:p>
      <text:p text:style-name="Custom_20_Index">PhpStorm’un Dezavantajlar<text:span text:style-name="T43">ı</text:span></text:p>
      <text:p text:style-name="Custom_20_Index"><text:span text:style-name="T42">N</text:span><text:span text:style-name="T41">eden PhpStorm?</text:span></text:p>
      <text:h text:style-name="Heading_20_5" text:outline-level="5">File</text:h>
      <text:p text:style-name="Custom_20_Index"><text:span text:style-name="T40"><text:s text:c="4"/></text:span><text:span text:style-name="T39">New Project</text:span></text:p>
      <text:p text:style-name="Custom_20_Index"><text:s text:c="4"/>New File</text:p>
      <text:p text:style-name="Custom_20_Index"><text:s text:c="4"/>New Stratch File</text:p>
      <text:p text:style-name="Custom_20_Index"><text:s text:c="4"/>Open</text:p>
      <text:p text:style-name="Custom_20_Index"><text:s text:c="4"/>Open URL</text:p>
      <text:p text:style-name="Custom_20_Index"><text:span text:style-name="T12"><text:s text:c="4"/></text:span><text:span text:style-name="T13">Create New Project from Existing Files</text:span></text:p>
      <text:p text:style-name="Custom_20_Index"><text:s text:c="4"/>Save As</text:p>
      <text:p text:style-name="Custom_20_Index"><text:s text:c="4"/>Attach Project</text:p>
      <text:p text:style-name="Custom_20_Index"><text:s text:c="4"/>Open Recen<text:span text:style-name="T44">t</text:span></text:p>
      <text:p text:style-name="Custom_20_Index"><text:s text:c="8"/>Manage Projects</text:p>
      <text:p text:style-name="Custom_20_Index"><text:s text:c="4"/>Close Project</text:p>
      <text:p text:style-name="Custom_20_Index"><text:s text:c="4"/>Settings</text:p>
      <text:p text:style-name="Custom_20_Index"><text:s text:c="4"/>Other Settings</text:p>
      <text:p text:style-name="Custom_20_Index"><text:s text:c="8"/>Settings for New Project</text:p>
      <text:p text:style-name="Custom_20_Index"><text:s text:c="8"/>Run Configuration Templates for New Projects</text:p>
      <text:p text:style-name="Custom_20_Index"><text:s text:c="4"/>Save All</text:p>
      <text:p text:style-name="Custom_20_Index"><text:s text:c="4"/>Reload All from Disk</text:p>
      <text:p text:style-name="Custom_20_Index"><text:s text:c="4"/>Invalidate Caches/Restart</text:p>
      <text:p text:style-name="Custom_20_Index"><text:s text:c="4"/>Export to HTML</text:p>
      <text:p text:style-name="Custom_20_Index"><text:s text:c="4"/>Print</text:p>
      <text:p text:style-name="Custom_20_Index"><text:s text:c="4"/><text:span text:style-name="T45">Add to Favorites</text:span></text:p>
      <text:p text:style-name="Custom_20_Index"><text:s text:c="8"/><text:span text:style-name="T45">Add To New Favorites List</text:span></text:p>
      <text:p text:style-name="Custom_20_Index"><text:soft-page-break/><text:s text:c="4"/><text:span text:style-name="T45">File Encoding</text:span></text:p>
      <text:p text:style-name="Custom_20_Index"><text:s text:c="8"/><text:span text:style-name="T45">Remove BOM</text:span></text:p>
      <text:p text:style-name="Custom_20_Index"><text:s text:c="4"/><text:span text:style-name="T45">Associate with File Type</text:span></text:p>
      <text:p text:style-name="Custom_20_Index"><text:s text:c="4"/>Make Directory Read Only</text:p>
      <text:p text:style-name="Custom_20_Index"><text:s text:c="4"/>Line Separators</text:p>
      <text:p text:style-name="Custom_20_Index"><text:s text:c="8"/>CRLF - Windows (\r\n)</text:p>
      <text:p text:style-name="Custom_20_Index"><text:s text:c="8"/>LF - Unix and macOS (\n)<text:tab/></text:p>
      <text:p text:style-name="Custom_20_Index"><text:s text:c="8"/>CR – Classic macOS (\r</text:p>
      <text:p text:style-name="Custom_20_Index"><text:span text:style-name="T14"><text:s text:c="4"/></text:span><text:span text:style-name="T15">Power Save Mode<text:tab/></text:span></text:p>
      <text:p text:style-name="Custom_20_Index"><text:s text:c="4"/>Exit</text:p>
      <text:h text:style-name="Heading_20_5" text:outline-level="5">Edit</text:h>
      <text:p text:style-name="Custom_20_Index"><text:s text:c="4"/>Copy</text:p>
      <text:p text:style-name="Custom_20_Index"><text:s text:c="4"/>Paste </text:p>
      <text:p text:style-name="Custom_20_Index"><text:s text:c="4"/>Paste from History</text:p>
      <text:p text:style-name="Custom_20_Index"><text:s text:c="4"/>Paste without Formating</text:p>
      <text:p text:style-name="Custom_20_Index"><text:s text:c="4"/>Delete</text:p>
      <text:p text:style-name="Custom_20_Index"><text:s text:c="4"/>Find</text:p>
      <text:p text:style-name="Custom_20_Index"><text:s text:c="8"/>Find</text:p>
      <text:p text:style-name="Custom_20_Index"><text:s text:c="8"/>Replace</text:p>
      <text:p text:style-name="Custom_20_Index"><text:s text:c="8"/>Find Next/Move to Next Occurrence</text:p>
      <text:p text:style-name="Custom_20_Index"><text:span text:style-name="T36"><text:s text:c="8"/>F</text:span>ind Previous/Move to Previous Occurrence<text:tab/></text:p>
      <text:p text:style-name="Custom_20_Index"><text:s text:c="8"/>Find Word at Carret</text:p>
      <text:p text:style-name="Custom_20_Index"><text:s text:c="8"/>Select All Occurences</text:p>
      <text:p text:style-name="Custom_20_Index"><text:s text:c="8"/>Add Selection for Next Occurence<text:tab/></text:p>
      <text:p text:style-name="Custom_20_Index"><text:s text:c="8"/>Unselect Occurrence</text:p>
      <text:p text:style-name="Custom_20_Index"><text:s text:c="8"/>Search in Selection Only</text:p>
      <text:p text:style-name="Custom_20_Index"><text:s text:c="8"/><text:span text:style-name="T37">Go to next highlighted element usage<text:tab/><text:tab/></text:span></text:p>
      <text:p text:style-name="Custom_20_Index"><text:s text:c="8"/>Go to previous highlighted elemet usage<text:tab/></text:p>
      <text:p text:style-name="Custom_20_Index"><text:s text:c="8"/>Find in Path<text:tab/> </text:p>
      <text:p text:style-name="Custom_20_Index"><text:s text:c="8"/>Replace in Path<text:tab/></text:p>
      <text:p text:style-name="Custom_20_Index"><text:soft-page-break/><text:s text:c="8"/>Search Structurally<text:tab/></text:p>
      <text:p text:style-name="Custom_20_Index"><text:s text:c="8"/>Replace Structurally<text:tab/></text:p>
      <text:p text:style-name="Custom_20_Index"><text:s text:c="8"/>Find Usages<text:tab/></text:p>
      <text:p text:style-name="Custom_20_Index"><text:s text:c="8"/>Find Usages Settings<text:tab/></text:p>
      <text:p text:style-name="Custom_20_Index"><text:s text:c="8"/>Show Usages<text:tab/><text:tab/></text:p>
      <text:p text:style-name="Custom_20_Index"><text:s text:c="8"/>Find Usages in File<text:tab/></text:p>
      <text:p text:style-name="Custom_20_Index"><text:span text:style-name="T49"><text:s text:c="8"/></text:span><text:span text:style-name="T37">Highlight Usages in File<text:tab/><text:tab/></text:span></text:p>
      <text:p text:style-name="Custom_20_Index"><text:s text:c="8"/>Recent Find Usages<text:tab/></text:p>
      <text:p text:style-name="Custom_20_Index"><text:span text:style-name="T37"><text:s text:c="8"/></text:span>Find by Xpath</text:p>
      <text:p text:style-name="Custom_20_Index"><text:s text:c="4"/>Select A<text:span text:style-name="T50">ll</text:span></text:p>
      <text:p text:style-name="Custom_20_Index"><text:s text:c="4"/>Extend Selection</text:p>
      <text:p text:style-name="Custom_20_Index"><text:s text:c="4"/><text:span text:style-name="T39">Shrink Selection</text:span></text:p>
      <text:p text:style-name="Custom_20_Index"><text:s text:c="4"/><text:span text:style-name="T39">Complete Current Statement<text:tab/></text:span></text:p>
      <text:p text:style-name="Custom_20_Index"><text:s text:c="4"/><text:span text:style-name="T37">Join Lines<text:tab/></text:span></text:p>
      <text:p text:style-name="Custom_20_Index"><text:s text:c="4"/><text:span text:style-name="T37">Fill Paragraph<text:tab/></text:span></text:p>
      <text:p text:style-name="Custom_20_Index"><text:s text:c="4"/>Duplicate Line or Selection</text:p>
      <text:p text:style-name="Custom_20_Index"><text:s text:c="4"/>Sort Lines<text:tab/></text:p>
      <text:p text:style-name="Custom_20_Index"><text:s text:c="4"/><text:span text:style-name="T38">Reverse Lines<text:tab/></text:span></text:p>
      <text:p text:style-name="Custom_20_Index"><text:s text:c="4"/>Indent Selection<text:tab/> <text:s/></text:p>
      <text:p text:style-name="Custom_20_Index"><text:s text:c="4"/>Unindent Line or Selection</text:p>
      <text:p text:style-name="Custom_20_Index"><text:s text:c="4"/><text:span text:style-name="T38">Toggle Case<text:tab/> <text:s/></text:span></text:p>
      <text:p text:style-name="Custom_20_Index"><text:s text:c="4"/>Convert Indents<text:tab/></text:p>
      <text:p text:style-name="Custom_20_Index"><text:s text:c="8"/>To Spaces</text:p>
      <text:p text:style-name="Custom_20_Index"><text:s text:c="8"/>To Tabs</text:p>
      <text:p text:style-name="Custom_20_Index"><text:s text:c="4"/>Next Parameter<text:tab/></text:p>
      <text:p text:style-name="Custom_20_Index"><text:s text:c="4"/>Previous Parameter<text:tab/></text:p>
      <text:p text:style-name="Custom_20_Index"><text:s text:c="4"/><text:span text:style-name="T38">Macros</text:span></text:p>
      <text:p text:style-name="Custom_20_Index"><text:s text:c="8"/>Play Back Last Macro</text:p>
      <text:p text:style-name="Custom_20_Index"><text:s text:c="8"/>Start Macro Recording</text:p>
      <text:p text:style-name="Custom_20_Index"><text:s text:c="8"/>Edit Macros</text:p>
      <text:p text:style-name="Custom_20_Index"><text:s text:c="8"/>Play Saved Macros</text:p>
      <text:p text:style-name="Custom_20_Index"><text:soft-page-break/><text:s text:c="4"/>Encode XML/HTML Special Characters <text:s/></text:p>
      <text:h text:style-name="Heading_20_5" text:outline-level="5">View</text:h>
      <text:p text:style-name="Custom_20_Index"><text:s text:c="4"/>Tool Windows</text:p>
      <text:p text:style-name="P10"><text:s text:c="8"/>Project<text:tab/></text:p>
      <text:p text:style-name="P11"><text:s text:c="8"/>Favorites</text:p>
      <text:p text:style-name="P11"><text:s text:c="8"/>TODO</text:p>
      <text:p text:style-name="Custom_20_Index"><text:s text:c="8"/>Structure<text:tab/></text:p>
      <text:p text:style-name="Custom_20_Index"><text:s text:c="8"/>Services<text:tab/></text:p>
      <text:p text:style-name="Custom_20_Index"><text:s text:c="8"/>Database<text:tab/></text:p>
      <text:p text:style-name="Custom_20_Index"><text:s text:c="8"/>Event Log<text:tab/></text:p>
      <text:p text:style-name="Custom_20_Index"><text:s text:c="8"/>Terminal</text:p>
      <text:p text:style-name="P11"><text:s text:c="4"/>Appearance</text:p>
      <text:p text:style-name="P11"><text:s text:c="8"/>Enter Presentation Mode</text:p>
      <text:p text:style-name="P11"><text:s text:c="8"/>Enter Distraction Free Mode</text:p>
      <text:p text:style-name="P11"><text:s text:c="8"/>Enter Full Screen</text:p>
      <text:p text:style-name="Custom_20_Index"><text:s text:c="8"/>Tool Bar<text:tab/></text:p>
      <text:p text:style-name="Custom_20_Index"><text:s text:c="8"/>Tools Window Bar<text:tab/></text:p>
      <text:p text:style-name="Custom_20_Index"><text:s text:c="8"/>Status Bar</text:p>
      <text:p text:style-name="Custom_20_Index"><text:s text:c="8"/>Navigation Bar<text:tab/></text:p>
      <text:p text:style-name="Custom_20_Index"><text:s text:c="8"/>Main Menu</text:p>
      <text:p text:style-name="P11"><text:s text:c="8"/>Details in Tree View</text:p>
      <text:p text:style-name="Custom_20_Index"><text:s text:c="4"/>Quick Definition</text:p>
      <text:p text:style-name="P12"><text:s text:c="4"/>Quick Documentation</text:p>
      <text:p text:style-name="Custom_20_Index"><text:s text:c="4"/><text:span text:style-name="T67">Parameter Info</text:span></text:p>
      <text:p text:style-name="Custom_20_Index"><text:s text:c="4"/><text:span text:style-name="T67">Context Info</text:span></text:p>
      <text:p text:style-name="Custom_20_Index"><text:s text:c="4"/><text:span text:style-name="T67">Open in Browser</text:span></text:p>
      <text:p text:style-name="Custom_20_Index"><text:s text:c="4"/>Recent Files</text:p>
      <text:p text:style-name="Custom_20_Index"><text:s text:c="4"/>Recently Changed Files</text:p>
      <text:p text:style-name="Custom_20_Index"><text:s text:c="4"/>Recent Location</text:p>
      <text:p text:style-name="Custom_20_Index"><text:s text:c="4"/>Recent Changes</text:p>
      <text:p text:style-name="Custom_20_Index"><text:soft-page-break/><text:s text:c="4"/><text:span text:style-name="T67">Compare With...</text:span></text:p>
      <text:p text:style-name="Custom_20_Index"><text:s text:c="4"/><text:span text:style-name="T67">Compare with Clipboard</text:span></text:p>
      <text:p text:style-name="Custom_20_Index"><text:s text:c="4"/>Quite Switch Scheme</text:p>
      <text:p text:style-name="Custom_20_Index"><text:s text:c="4"/><text:span text:style-name="T67">Active Editor</text:span></text:p>
      <text:p text:style-name="Custom_20_Index"><text:s text:c="8"/><text:span text:style-name="T67">Soft-Wrap</text:span></text:p>
      <text:p text:style-name="Custom_20_Index"><text:s text:c="8"/><text:span text:style-name="T67">Show Whitespaces</text:span></text:p>
      <text:p text:style-name="Custom_20_Index"><text:s text:c="8"/><text:span text:style-name="T67">Show Line Numbers</text:span></text:p>
      <text:p text:style-name="Custom_20_Index"><text:s text:c="8"/><text:span text:style-name="T67">Show Gutter Icons </text:span></text:p>
      <text:p text:style-name="Custom_20_Index"><text:s text:c="8"/><text:span text:style-name="T67">Show Indent Guides </text:span></text:p>
      <text:p text:style-name="Custom_20_Index"><text:s text:c="8"/><text:span text:style-name="T67">Show Breadcrumbs</text:span></text:p>
      <text:p text:style-name="P13"><text:s text:c="8"/><text:span text:style-name="T68">Show Import Popups</text:span></text:p>
      <text:p text:style-name="P13"><text:s text:c="4"/>Bidi Text Base Direction</text:p>
      <text:p text:style-name="P13"><text:s text:c="8"/>Contend-based</text:p>
      <text:p text:style-name="Custom_20_Index"><text:s text:c="8"/>Left-to-Right<text:tab/></text:p>
      <text:p text:style-name="Custom_20_Index"><text:s text:c="8"/>Right-to-Left</text:p>
      <text:h text:style-name="Heading_20_5" text:outline-level="5">Navigate</text:h>
      <text:p text:style-name="Custom_20_Index"><text:s text:c="4"/>Class<text:tab/></text:p>
      <text:p text:style-name="Custom_20_Index"><text:s text:c="4"/>File<text:tab/></text:p>
      <text:p text:style-name="Custom_20_Index"><text:s text:c="4"/>Symbol</text:p>
      <text:p text:style-name="P14"><text:s text:c="4"/><text:span text:style-name="T69">Custom Folding</text:span></text:p>
      <text:p text:style-name="P14"><text:s text:c="4"/><text:span text:style-name="T69">Line/Column</text:span> <text:s text:c="3"/></text:p>
      <text:p text:style-name="Custom_20_Index"><text:span text:style-name="T55"><text:s text:c="4"/>Back<text:tab/><text:tab/></text:span></text:p>
      <text:p text:style-name="Custom_20_Index"><text:span text:style-name="T55"><text:s text:c="4"/>Forward<text:tab/></text:span></text:p>
      <text:p text:style-name="Custom_20_Index"><text:span text:style-name="T55"><text:s text:c="4"/>Last Edit Location</text:span></text:p>
      <text:p text:style-name="Custom_20_Index"><text:span text:style-name="T55"><text:s text:c="4"/>Next Edit Location</text:span></text:p>
      <text:p text:style-name="Custom_20_Index"><text:span text:style-name="T55"><text:s text:c="4"/>Bookmarks</text:span></text:p>
      <text:p text:style-name="Custom_20_Index"><text:s text:c="8"/><text:span text:style-name="T56">Toggle Bookmark</text:span></text:p>
      <text:p text:style-name="P15"><text:span text:style-name="T56"><text:s text:c="8"/>Toogle Bookmark with Mnemonic</text:span></text:p>
      <text:p text:style-name="P15"><text:span text:style-name="T56"><text:s text:c="8"/>Show Bookmarks<text:tab/></text:span></text:p>
      <text:p text:style-name="P15"><text:span text:style-name="T56"><text:s text:c="8"/>Next Bookmark<text:tab/></text:span></text:p>
      <text:p text:style-name="Custom_20_Index"><text:soft-page-break/><text:s text:c="8"/>Previous Bookmark</text:p>
      <text:p text:style-name="Custom_20_Index"><text:s text:c="4"/><text:span text:style-name="T70">Select In</text:span></text:p>
      <text:p text:style-name="P15"><text:span text:style-name="T56"><text:s text:c="4"/>Jump to Navigation Bar</text:span></text:p>
      <text:p text:style-name="P15"><text:span text:style-name="T56"><text:s text:c="4"/>Declaration or Usages</text:span></text:p>
      <text:p text:style-name="Custom_20_Index"><text:span text:style-name="T55"><text:s text:c="4"/>Implementation(s)</text:span></text:p>
      <text:p text:style-name="Custom_20_Index"><text:s text:c="4"/>Type Declaration</text:p>
      <text:p text:style-name="Custom_20_Index"><text:s text:c="4"/>Super Method</text:p>
      <text:p text:style-name="Custom_20_Index"><text:s text:c="4"/>Related Symbol</text:p>
      <text:p text:style-name="Custom_20_Index"><text:s text:c="4"/>File Structure<text:tab/></text:p>
      <text:p text:style-name="Custom_20_Index"><text:s text:c="4"/>File Path<text:tab/></text:p>
      <text:p text:style-name="Custom_20_Index"><text:span text:style-name="T56"><text:s text:c="4"/>Type Hierarchy</text:span></text:p>
      <text:p text:style-name="Custom_20_Index"><text:span text:style-name="T56"><text:s text:c="4"/>Method Hierarchy</text:span></text:p>
      <text:p text:style-name="Custom_20_Index"><text:span text:style-name="T56"><text:s text:c="4"/>Call Hierarchy</text:span></text:p>
      <text:p text:style-name="Custom_20_Index"><text:span text:style-name="T56"><text:s text:c="4"/>Next Highlighted Error<text:tab/></text:span></text:p>
      <text:p text:style-name="Custom_20_Index"><text:span text:style-name="T56"><text:s text:c="4"/>Previous Highlighted Error<text:tab/></text:span></text:p>
      <text:p text:style-name="Custom_20_Index"><text:span text:style-name="T56"><text:s text:c="4"/>Next Emmet Edit Point<text:tab/></text:span></text:p>
      <text:p text:style-name="Custom_20_Index"><text:span text:style-name="T56"><text:s text:c="4"/>Previous Emmet Edit Point<text:tab/></text:span></text:p>
      <text:p text:style-name="Custom_20_Index"><text:span text:style-name="T56"><text:s text:c="4"/>Next Method<text:tab/></text:span></text:p>
      <text:p text:style-name="Custom_20_Index"><text:span text:style-name="T56"><text:s text:c="4"/>Previous Method<text:tab/></text:span></text:p>
      <text:h text:style-name="Heading_20_5" text:outline-level="5">Code</text:h>
      <text:p text:style-name="Custom_20_Index"><text:s text:c="4"/>Override Methods</text:p>
      <text:p text:style-name="Custom_20_Index"><text:s text:c="4"/>Implement Methods</text:p>
      <text:p text:style-name="Custom_20_Index"><text:s text:c="4"/>Generate </text:p>
      <text:p text:style-name="Custom_20_Index"><text:s text:c="4"/>Surround With</text:p>
      <text:p text:style-name="Custom_20_Index"><text:s text:c="4"/>Unwrap/Remove</text:p>
      <text:p text:style-name="Custom_20_Index"><text:s text:c="4"/>Completion<text:tab/></text:p>
      <text:p text:style-name="Custom_20_Index"><text:s text:c="8"/><text:span text:style-name="T71">Basic</text:span></text:p>
      <text:p text:style-name="Custom_20_Index"><text:s text:c="8"/><text:span text:style-name="T71">SmartType </text:span></text:p>
      <text:p text:style-name="Custom_20_Index"><text:s text:c="8"/><text:span text:style-name="T71">Cyclic Expand Word</text:span></text:p>
      <text:p text:style-name="P16"><text:s text:c="8"/><text:span text:style-name="T71">Cyclic Expand Word (Backward)</text:span></text:p>
      <text:p text:style-name="P16"><text:soft-page-break/><text:s text:c="4"/>Folding</text:p>
      <text:p text:style-name="P16"><text:span text:style-name="T57"><text:s text:c="8"/>Expand</text:span></text:p>
      <text:p text:style-name="Custom_20_Index"><text:s text:c="8"/><text:span text:style-name="T57">Collapse</text:span></text:p>
      <text:p text:style-name="Custom_20_Index"><text:s text:c="8"/><text:span text:style-name="T57">Expand Recursively</text:span></text:p>
      <text:p text:style-name="Custom_20_Index"><text:s text:c="8"/><text:span text:style-name="T57">Collapse Recursively</text:span></text:p>
      <text:p text:style-name="Custom_20_Index"><text:s text:c="8"/><text:span text:style-name="T57">Expand All</text:span></text:p>
      <text:p text:style-name="Custom_20_Index"><text:s text:c="8"/><text:span text:style-name="T57">Collapse All</text:span></text:p>
      <text:p text:style-name="Custom_20_Index"><text:s text:c="8"/><text:span text:style-name="T57">Expand to level</text:span></text:p>
      <text:p text:style-name="Custom_20_Index"><text:s text:c="8"/><text:span text:style-name="T57">Expand all to level</text:span></text:p>
      <text:p text:style-name="Custom_20_Index"><text:s text:c="8"/><text:span text:style-name="T57">Expand doc comments</text:span></text:p>
      <text:p text:style-name="Custom_20_Index"><text:s text:c="8"/><text:span text:style-name="T57">Collapse doc comments</text:span></text:p>
      <text:p text:style-name="Custom_20_Index"><text:s text:c="8"/><text:span text:style-name="T57">Fold Selection/Remove region</text:span></text:p>
      <text:p text:style-name="Custom_20_Index"><text:s text:c="8"/><text:span text:style-name="T57">Fold Code Block</text:span></text:p>
      <text:p text:style-name="Custom_20_Index"><text:s text:c="4"/>Insert Live Template</text:p>
      <text:p text:style-name="Custom_20_Index"><text:s text:c="4"/>Surround with Live Template</text:p>
      <text:p text:style-name="Custom_20_Index"><text:s text:c="4"/>Comment with Line Comment<text:tab/></text:p>
      <text:p text:style-name="Custom_20_Index"><text:s text:c="4"/>Comment with Block Comment</text:p>
      <text:p text:style-name="Custom_20_Index"><text:s text:c="4"/>Reformat Code</text:p>
      <text:p text:style-name="Custom_20_Index"><text:s text:c="4"/>Show Reformat File Dialog<text:tab/></text:p>
      <text:p text:style-name="Custom_20_Index"><text:s text:c="4"/>Auto-Indent Lines<text:tab/></text:p>
      <text:p text:style-name="Custom_20_Index"><text:s text:c="4"/>Optimize Imports<text:tab/></text:p>
      <text:p text:style-name="Custom_20_Index"><text:s text:c="4"/>Rearrange Code<text:tab/> </text:p>
      <text:p text:style-name="Custom_20_Index"><text:s text:c="4"/>Move Statement Down<text:tab/></text:p>
      <text:p text:style-name="Custom_20_Index"><text:s text:c="4"/>Move Statement Up</text:p>
      <text:p text:style-name="Custom_20_Index"><text:s text:c="4"/>Move Element Left</text:p>
      <text:p text:style-name="Custom_20_Index"><text:s text:c="4"/>Move Element Right<text:tab/></text:p>
      <text:p text:style-name="Custom_20_Index"><text:s text:c="4"/>Move Line Down</text:p>
      <text:p text:style-name="Custom_20_Index"><text:s text:c="4"/>Move Line Up</text:p>
      <text:p text:style-name="Custom_20_Index"><text:s text:c="4"/>Inspect Code</text:p>
      <text:p text:style-name="Custom_20_Index"><text:s text:c="4"/>Code Cleanup<text:tab/></text:p>
      <text:p text:style-name="Custom_20_Index"><text:s text:c="4"/>Silent Code Cleanup</text:p>
      <text:p text:style-name="Custom_20_Index"><text:soft-page-break/><text:s text:c="4"/>Run Inspection by Name<text:tab/></text:p>
      <text:p text:style-name="Custom_20_Index"><text:s text:c="4"/>Configure Current File Analysis</text:p>
      <text:p text:style-name="Custom_20_Index"><text:s text:c="4"/>View Offline Inspection Results</text:p>
      <text:p text:style-name="Custom_20_Index"><text:s text:c="4"/>Locate Duplicates</text:p>
      <text:p text:style-name="Custom_20_Index"><text:span text:style-name="T58"><text:s text:c="4"/>Detect PSR-0 Namespace Roots</text:span></text:p>
      <text:p text:style-name="Custom_20_Index"><text:span text:style-name="T58"><text:s text:c="4"/>Analyze Data Flow to Here<text:tab/></text:span></text:p>
      <text:p text:style-name="Custom_20_Index"><text:span text:style-name="T58"><text:s text:c="4"/>Analyze Data Flow from Here<text:tab/> </text:span></text:p>
      <text:p text:style-name="Custom_20_Index"><text:span text:style-name="T58"><text:s text:c="4"/>Update Copyright</text:span></text:p>
      <text:h text:style-name="Heading_20_5" text:outline-level="5">Refactor</text:h>
      <text:p text:style-name="Custom_20_Index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h text:style-name="Heading_20_2" text:outline-level="2"><text:span text:style-name="T22">File &gt; </text:span>New Project</text:h>
      <text:p text:style-name="Main_20_Text"><text:span text:style-name="T23">File </text:span>menüsünden erişebileceğimiz <text:span text:style-name="T23">New Project </text:span>butonu yeni bir proje oluşturmak için kullanılır. <text:span text:style-name="T23">PHP Empty </text:span><text:span text:style-name="T24">P</text:span><text:span text:style-name="T23">roject</text:span> ve <text:span text:style-name="T23">PhpStorm Workshop Project</text:span> seçenekleriyle yeni bir PHP projesi oluşturabiliriz. <text:span text:style-name="T23">PHP specific </text:span>başlığı altındaki seçeneklerle <text:span text:style-name="T22">bir </text:span><text:span text:style-name="T23">Composer</text:span>, <text:span text:style-name="T23">Drupal</text:span>, <text:span text:style-name="T23">Joomla</text:span> ve<text:span text:style-name="T22">ya</text:span> <text:span text:style-name="T25">Wordpress Plugin</text:span> <text:span text:style-name="T22">projesi</text:span> oluşturabiliriz. <text:span text:style-name="T23">Web</text:span> başlığı altındaki seçeneklerle ise, web programlama ile ilgili dillerle proje oluşturabiliriz.</text:p>
      <text:h text:style-name="Heading_20_2" text:outline-level="2"><text:span text:style-name="T46">File &gt; New</text:span><text:span text:style-name="T53"> </text:span><text:span text:style-name="T32">Alt+Insert</text:span></text:h>
      <text:p text:style-name="Main_20_Text"><text:span text:style-name="T54">Y</text:span>eni bir dosya oluşturmak için kullanılır. <text:span text:style-name="T54">Oluşturulacak dosya için şablon, otomatik uzantı ve benzeri gibi birçok seçenek sunar.</text:span></text:p>
      <text:h text:style-name="Heading_20_3" text:outline-level="3">New Butonunun Seçenekleri</text:h>
      <text:p text:style-name="Main_20_Text"><text:span text:style-name="T20">File: </text:span><text:span text:style-name="T16">Uzantısını kullanıcının belirleyebileceği </text:span><text:span text:style-name="T17">yeni bir </text:span><text:span text:style-name="T16">dosya oluşturur.</text:span></text:p>
      <text:p text:style-name="Main_20_Text"><text:span text:style-name="T16">New Scratch File: “</text:span><text:span text:style-name="T17">stratch” isimli seçilecek dilin uzantısına sahip yeni bir dosya oluşturur. </text:span></text:p>
      <text:p text:style-name="Main_20_Text">Directory: Yeni bir dizin oluşturur.</text:p>
      <text:p text:style-name="Main_20_Text">PHP File: “.php” uzantısına sahip yeni bir dosya oluşturur.</text:p>
      <text:p text:style-name="Main_20_Text">PHP Class: Yeni bir PHP sınıfı (PHP class) oluşturur.</text:p>
      <text:h text:style-name="Heading_20_4" text:outline-level="4">File Templates</text:h>
      <text:p text:style-name="Main_20_Text">Bu başlık <text:span text:style-name="T52">altındaki</text:span> butonlardan seçtiğiniz dilin dosyasını oluşturabiliriz. Dosyanın uzantısı otomatik <text:span text:style-name="T52">olarak</text:span> ayarlanır ve dosya oluştururken değiştirilemez. </text:p>
      <text:p text:style-name="P9">HTML File</text:p>
      <text:p text:style-name="Main_20_Text"><text:span text:style-name="T52">HTML 5 File</text:span>: “.html” uzantısına ve HTML 5 temel etiketlerine sahip yeni bir dosya oluşturur.</text:p>
      <text:p text:style-name="Main_20_Text"><text:span text:style-name="T52">HTML 4 File</text:span>: “.html” uzantısına ve HTML 4 temel etiketlerine sahip yeni bir dosya oluşturur.</text:p>
      <text:p text:style-name="Main_20_Text"><text:span text:style-name="T52">XHTML File</text:span>: “.xhtml” uzantısına ve XHTML temel etiketlerine sahip yeni bir dosya oluşturur.</text:p>
      <text:p text:style-name="P9">Stylesheet</text:p>
      <text:p text:style-name="Main_20_Text"><text:span text:style-name="T21">CSS:</text:span><text:span text:style-name="T18"> </text:span><text:span text:style-name="T16">“.css” uzantısına ve utf-8 karakter setine sahip yeni bir dosya oluşturur.</text:span></text:p>
      <text:p text:style-name="Main_20_Text"><text:soft-page-break/><text:span text:style-name="T52">LESS</text:span>: “.less” uzantısına sahip yeni bir dosya oluşturur.</text:p>
      <text:p text:style-name="Main_20_Text"><text:span text:style-name="T52">SASS</text:span>: “.sass” uzantısına sahip yeni bir dosya oluşturur.</text:p>
      <text:p text:style-name="Main_20_Text"><text:span text:style-name="T52">SCSS</text:span>: “.scss” uzantısına sahip yeni bir dosya oluşturur.</text:p>
      <text:p text:style-name="Main_20_Text"><text:span text:style-name="T20">Javascript File</text:span><text:span text:style-name="T16">: “.</text:span><text:span text:style-name="T19">js” uzantısına sahip yeni bir dosya oluşturur.</text:span><text:span text:style-name="T16"> </text:span></text:p>
      <text:p text:style-name="P9">Typescript File</text:p>
      <text:p text:style-name="Main_20_Text"><text:span text:style-name="T52">Typescript File</text:span>: “.ty” uzantısına sahip yeni bir dosya oluşturur.</text:p>
      <text:p text:style-name="Main_20_Text"><text:span text:style-name="T52">Typescript JSX File</text:span>: “.tyx” uzantısına sahip yeni bir dosya oluşturur.</text:p>
      <text:p text:style-name="P9">CoffeeScript File</text:p>
      <text:p text:style-name="Main_20_Text"><text:span text:style-name="T52">CoffeeScript File</text:span>: “.coffee” uzantısına sahip yeni bir dosya oluşturur.</text:p>
      <text:p text:style-name="Main_20_Text"><text:span text:style-name="T52">CoffeeScript Class</text:span>: “.coffee” uzantısına sahip ve dosya adı sınıf (class) olarak tanımlanmış yeni bir dosya oluşturur.</text:p>
      <text:p text:style-name="Main_20_Text"><text:span text:style-name="T52">XSLT Stylesheet</text:span>: “.xsl” uzantısına sahip temel xslt stil dosyası etiketlerini içeren yeni bir dosya oluşturur.</text:p>
      <text:p text:style-name="Main_20_Text"><text:span text:style-name="T52">Edit File Templates</text:span>: File and Code Templates penceresini açar. Bu pencereden varsayılan şablon halindeki dosyaları düzenleyebiliriz.</text:p>
      <text:p text:style-name="Main_20_Text"><text:span text:style-name="T52">HTTP Request</text:span>: “.http” uzantısına sahip yeni bir dosya oluşturur</text:p>
      <text:h text:style-name="Heading_20_2" text:outline-level="2"><text:span text:style-name="T47">File &gt; New </text:span><text:span text:style-name="T48">Stratch File </text:span><text:span text:style-name="T32">Ctrl+Alt+Shift+Insert</text:span></text:h>
      <text:p text:style-name="Main_20_Text"><text:s/>“<text:span text:style-name="T27">stratch” isimli seçilecek dilin uzantısına sahip yeni bir dosya oluşturur. </text:span></text:p>
      <text:h text:style-name="Heading_20_2" text:outline-level="2"><text:tab/><text:span text:style-name="T34">File &gt; </text:span><text:span text:style-name="T33">Open</text:span></text:h>
      <text:p text:style-name="Main_20_Text">Bir dizin veya dosyayı açmak için dahili dosya yöneticisini açar.</text:p>
      <text:h text:style-name="Heading_20_2" text:outline-level="2"><text:tab/><text:span text:style-name="T30">File &gt; </text:span><text:span text:style-name="T28">Open </text:span><text:span text:style-name="T29">URL</text:span></text:h>
      <text:p text:style-name="Main_20_Text">Bir URL’i açmak için URL kutucuğu penceresini açar. URL kutucuğa girildikten sonra sayfanın kaynak kodları IDE’de açılır.</text:p>
      <text:h text:style-name="Heading_20_2" text:outline-level="2"><text:span text:style-name="T29">S</text:span><text:span text:style-name="T28">ave As </text:span><text:span text:style-name="T31">Ctrl+Shift+S</text:span></text:h>
      <text:p text:style-name="Main_20_Text">Dosyayı farklı bir konuma kaydedilmesini sağlar. Bunun için tıklanınca dahili dosya yöneticisini açar. <text:span text:style-name="T23">Not: </text:span>Bu seçenek sadece bir dosya açıkken aktif hale gelir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akula" svg:font-family="Nakula" style:font-pitch="variable"/>
    <style:font-face style:name="URW Bookman" svg:font-family="'URW Bookman'" style:font-adornments="Light" style:font-pitch="variable"/>
    <style:font-face style:name="Ubuntu2" svg:font-family="Ubuntu" style:font-pitch="variable"/>
    <style:font-face style:name="Ubuntu1" svg:font-family="Ubuntu" style:font-adornments="Bold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Ubuntu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1665in" fo:margin-bottom="0.0835in" loext:contextual-spacing="false" fo:line-height="150%" fo:text-align="center" style:justify-single-word="false" style:page-number="auto" fo:background-color="transparent" style:shadow="none" fo:keep-with-next="always">
        <style:tab-stops/>
      </style:paragraph-properties>
      <style:text-properties fo:color="#666666" style:font-name="Ubuntu1" fo:font-family="Ubuntu" style:font-style-name="Bold" style:font-pitch="variable" fo:font-size="3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50%" fo:text-align="center" style:justify-single-word="false" style:page-number="auto" style:shadow="none"/>
      <style:text-properties fo:color="#000000" style:font-name="Ubuntu2" fo:font-family="Ubuntu" style:font-pitch="variable" fo:font-size="14pt" fo:language="tr" fo:country="TR" fo:font-weight="normal" officeooo:rsid="001fa14e" style:font-size-asian="11.5pt" style:font-weight-asian="normal" style:font-size-complex="11.5pt" style:font-weight-complex="normal"/>
    </style:style>
    <style:style style:name="List" style:family="paragraph" style:hidden="true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hidden="true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hidden="true" style:parent-style-name="Heading" style:next-style-name="Text_20_body" style:class="chapter" style:master-page-name="">
      <loext:graphic-properties draw:fill="none" draw:fill-color="#729fcf" draw:fill-gradient-name="Blue_20_Touch"/>
      <style:paragraph-properties fo:margin-left="0.3937in" fo:margin-right="0.0398in" fo:margin-top="1.1811in" fo:margin-bottom="1.1811in" loext:contextual-spacing="false" fo:line-height="115%" fo:text-align="center" style:justify-single-word="false" fo:text-indent="0.3937in" style:auto-text-indent="false" style:page-number="auto" fo:background-color="transparent" style:vertical-align="middle">
        <style:tab-stops/>
        <style:drop-cap/>
      </style:paragraph-properties>
      <style:text-properties fo:font-variant="small-caps" fo:color="#666666" style:text-outline="false" style:font-name="URW Bookman" fo:font-family="'URW Bookman'" style:font-style-name="Light" style:font-pitch="variable" fo:font-size="40pt" fo:letter-spacing="0.0417in" fo:text-shadow="none" style:text-underline-style="none" fo:font-weight="normal" officeooo:rsid="0018dc7d" style:font-size-asian="28pt" style:font-weight-asian="normal" style:font-size-complex="28pt" style:font-weight-complex="normal" style:font-relief="embosse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 fo:line-height="115%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139in" fo:margin-bottom="0.0835in" loext:contextual-spacing="false" fo:text-align="center" style:justify-single-word="false" style:page-number="auto" fo:background-color="transparent">
        <style:tab-stops/>
      </style:paragraph-properties>
      <style:text-properties fo:color="#000000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top="0.0972in" fo:margin-bottom="0.0835in" loext:contextual-spacing="false" fo:text-align="center" style:justify-single-word="false" style:page-number="auto" fo:background-color="transparent" style:shadow="none"/>
      <style:text-properties fo:color="#000000" fo:font-size="16pt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hidden="true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Main_20_Text" style:display-name="Main Text" style:family="paragraph" style:parent-style-name="Text_20_body" style:class="text" style:master-page-name="">
      <loext:graphic-properties draw:fill="none" draw:fill-color="#729fcf"/>
      <style:paragraph-properties fo:margin-left="0in" fo:margin-right="0in" fo:line-height="0.25in" fo:text-align="start" style:justify-single-word="false" fo:text-indent="0in" style:auto-text-indent="false" style:page-number="auto" fo:background-color="transparent" style:shadow="none">
        <style:tab-stops/>
      </style:paragraph-properties>
      <style:text-properties style:use-window-font-color="true" fo:font-size="12pt" fo:language="en" fo:country="US" fo:font-weight="normal" style:font-size-asian="11.5pt" style:font-weight-asian="normal" style:font-size-complex="11.5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loext:contextual-spacing="false" fo:text-align="center" style:justify-single-word="false" style:page-number="auto"/>
      <style:text-properties fo:color="#000000" fo:font-size="5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User_20_Index_20_1" style:display-name="User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in" fo:margin-right="0in" fo:text-indent="0in" style:auto-text-indent="false"/>
    </style:style>
    <style:style style:name="Custom_20_Index" style:display-name="Custom Index" style:family="paragraph" style:parent-style-name="Text_20_body" style:next-style-name="Text_20_body" style:class="text" style:master-page-name="">
      <loext:graphic-properties draw:fill="none" draw:fill-color="#729fcf"/>
      <style:paragraph-properties fo:margin-left="0in" fo:margin-right="0in" fo:line-height="115%" fo:text-align="start" style:justify-single-word="false" fo:text-indent="0in" style:auto-text-indent="false" style:page-number="auto" fo:background-color="transparent"/>
      <style:text-properties fo:color="#666666" style:font-name="Open Sans Light" fo:font-family="'Open Sans Light'" style:font-style-name="Light" style:font-family-generic="swiss" style:font-pitch="variable" fo:font-size="10.5pt" fo:language="en" fo:country="US" fo:font-weight="bold" style:font-size-asian="11.5pt" style:font-size-complex="11.5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0835in" fo:margin-bottom="0.0417in" loext:contextual-spacing="false" fo:line-height="150%" fo:text-align="start" style:justify-single-word="false" style:page-number="auto" style:shadow="none">
        <style:tab-stops/>
      </style:paragraph-properties>
      <style:text-properties fo:color="#000000" style:font-name="Open Sans" fo:font-family="'Open Sans'" style:font-style-name="Bold" style:font-family-generic="swiss" style:font-pitch="variable" fo:font-size="14pt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text-indent="0in" style:auto-text-indent="false" style:page-number="auto" text:number-lines="false" text:line-number="0"/>
      <style:text-properties style:font-name="Open Sans" fo:font-family="'Open Sans'" style:font-style-name="Bold" style:font-family-generic="swiss" style:font-pitch="variable" fo:font-size="36pt" fo:font-weight="bold" style:font-size-asian="16pt" style:font-weight-asian="bold" style:font-size-complex="16pt" style:font-weight-complex="bold"/>
    </style:style>
    <style:style style:name="User_20_Index_20_7" style:display-name="User Index 7" style:family="paragraph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0.3937in" fo:margin-right="0in" fo:text-indent="0in" style:auto-text-indent="false"/>
    </style:style>
    <style:style style:name="User_20_Index_20_8" style:display-name="User Index 8" style:family="paragraph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Sender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Index_20_2" style:display-name="Index 2" style:family="paragraph" style:hidden="true" style:parent-style-name="Index" style:class="index">
      <style:paragraph-properties fo:margin-left="0.1965in" fo:margin-right="0in" fo:text-indent="0in" style:auto-text-indent="false"/>
    </style:style>
    <style:style style:name="Contents_20_3" style:display-name="Contents 3" style:family="paragraph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3" style:display-name="Index 3" style:family="paragraph" style:hidden="true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in" fo:margin-right="0in" fo:text-indent="0in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hidden="true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in" fo:margin-right="0in" fo:text-indent="0.1965in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style:hidden="true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List_20_2" style:display-name="List 2" style:family="paragraph" style:hidden="true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List_20_3" style:display-name="List 3" style:family="paragraph" style:hidden="true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List_20_4" style:display-name="List 4" style:family="paragraph" style:hidden="true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hidden="true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25in" fo:margin-right="0in" fo:margin-top="0.1665in" fo:margin-bottom="0.0835in" loext:contextual-spacing="false" fo:text-indent="-0.25in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2" style:display-name="Numbering 2" style:family="paragraph" style:hidden="true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0.5in" fo:margin-right="0in" fo:margin-top="0.1665in" fo:margin-bottom="0.0835in" loext:contextual-spacing="false" fo:text-indent="-0.25in" style:auto-text-indent="false"/>
    </style:style>
    <style:style style:name="Numbering_20_3" style:display-name="Numbering 3" style:family="paragraph" style:hidden="true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0.75in" fo:margin-right="0in" fo:margin-top="0in" fo:margin-bottom="0.0835in" loext:contextual-spacing="false" fo:text-indent="0in" style:auto-text-indent="false"/>
    </style:style>
    <style:style style:name="Numbering_20_4" style:display-name="Numbering 4" style:family="paragraph" style:hidden="true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0.75in" fo:margin-right="0in" fo:margin-top="0.1665in" fo:margin-bottom="0.0835in" loext:contextual-spacing="false" fo:text-indent="-0.25in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1in" fo:margin-right="0in" fo:margin-top="0in" fo:margin-bottom="0.1665in" loext:contextual-spacing="false" fo:text-indent="-0.25in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1in" fo:margin-right="0in" fo:margin-top="0in" fo:margin-bottom="0.0835in" loext:contextual-spacing="false" fo:text-indent="0in" style:auto-text-indent="false"/>
    </style:style>
    <style:style style:name="Numbering_20_5" style:display-name="Numbering 5" style:family="paragraph" style:hidden="true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1in" fo:margin-right="0in" fo:margin-top="0.1665in" fo:margin-bottom="0.0835in" loext:contextual-spacing="false" fo:text-indent="-0.25in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1.25in" fo:margin-right="0in" fo:margin-top="0in" fo:margin-bottom="0.0835in" loext:contextual-spacing="false" fo:text-indent="0in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1.25in" fo:margin-right="0in" fo:margin-top="0in" fo:margin-bottom="0.1665in" loext:contextual-spacing="false" fo:text-indent="-0.25in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color="#000000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3:54:30.842083831</meta:creation-date>
    <dc:date>2020-01-04T22:57:46.801732039</dc:date>
    <meta:editing-duration>PT3H24M14S</meta:editing-duration>
    <meta:editing-cycles>45</meta:editing-cycles>
    <meta:generator>LibreOffice/6.0.7.3$Linux_X86_64 LibreOffice_project/00m0$Build-3</meta:generator>
    <meta:document-statistic meta:table-count="0" meta:image-count="0" meta:object-count="0" meta:page-count="12" meta:paragraph-count="262" meta:word-count="992" meta:character-count="8226" meta:non-whitespace-character-count="6232"/>
  </office:meta>
</office:document-meta>
</file>